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2000000258EC8EC29B.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solid" draw:fill-color="#94476b" draw:textarea-horizontal-align="left" draw:auto-grow-height="true" draw:auto-grow-width="false" fo:min-height="1.626cm" fo:min-width="18.608cm"/>
    </style:style>
    <style:style style:name="gr3" style:family="graphic" style:parent-style-name="standard">
      <style:graphic-properties draw:fill="solid" draw:fill-color="#94476b" draw:opacity="50%" draw:textarea-horizontal-align="justify" draw:textarea-vertical-align="middle" draw:auto-grow-height="false" draw:shadow-opacity="50%"/>
    </style:style>
    <style:style style:name="gr4" style:family="graphic" style:parent-style-name="standard">
      <style:graphic-properties draw:fill="solid" draw:fill-color="#94476b"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45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dash" draw:stroke-dash="Fine_20_Dashed_20__28_var_29_" svg:stroke-width="0.051cm" draw:marker-start-width="0.279cm" draw:marker-end-width="0.279cm" draw:opacity="0%" draw:textarea-horizontal-align="justify" draw:textarea-vertical-align="middle" draw:auto-grow-height="false" fo:padding-top="0.15cm" fo:padding-bottom="0.15cm" fo:padding-left="0.275cm" fo:padding-right="0.275cm" draw:shadow-opacity="0%"/>
    </style:style>
    <style:style style:name="gr8" style:family="graphic" style:parent-style-name="standard">
      <style:graphic-properties draw:stroke="none" draw:fill="none" fo:min-height="3.557cm"/>
    </style:style>
    <style:style style:name="gr9" style:family="graphic" style:parent-style-name="standard">
      <style:graphic-properties draw:stroke="none" draw:fill="solid" draw:fill-color="#94476b" fo:min-height="1.424cm"/>
    </style:style>
    <style:style style:name="pr1" style:family="presentation" style:parent-style-name="lyt-sunrise-subtitle">
      <style:graphic-properties draw:fill-color="#ffffff" fo:min-height="16.155cm"/>
    </style:style>
    <style:style style:name="pr2" style:family="presentation" style:parent-style-name="lyt-sunrise-notes">
      <style:graphic-properties draw:fill-color="#ffffff" draw:auto-grow-height="true" fo:min-height="12.572cm"/>
    </style:style>
    <style:style style:name="pr3" style:family="presentation" style:parent-style-name="lyt-sunrise-title">
      <style:graphic-properties fo:min-height="3.506cm"/>
    </style:style>
    <style:style style:name="pr4" style:family="presentation" style:parent-style-name="lyt-sunrise-outline1">
      <style:graphic-properties fo:min-height="12.179cm"/>
    </style:style>
    <style:style style:name="pr5" style:family="presentation" style:parent-style-name="lyt-sunrise-notes">
      <style:graphic-properties draw:fill-color="#ffffff" fo:min-height="12.572cm"/>
    </style:style>
    <style:style style:name="pr6" style:family="presentation" style:parent-style-name="lyt-sunrise-title">
      <style:graphic-properties draw:auto-grow-height="true" fo:min-height="3.506cm"/>
    </style:style>
    <style:style style:name="pr7" style:family="presentation" style:parent-style-name="lyt-sunrise-outline1">
      <style:graphic-properties draw:auto-grow-height="true" fo:min-height="11.396cm"/>
    </style:style>
    <style:style style:name="pr8" style:family="presentation" style:parent-style-name="lyt-sunrise-outline1">
      <style:graphic-properties fo:min-height="0.41cm"/>
    </style:style>
    <style:style style:name="P1" style:family="paragraph">
      <style:text-properties fo:color="#ffffff" fo:font-size="18pt"/>
    </style:style>
    <style:style style:name="P2" style:family="paragraph">
      <style:paragraph-properties fo:text-align="center"/>
    </style:style>
    <style:style style:name="P3" style:family="paragraph">
      <style:text-properties fo:color="#ffffff" fo:font-size="24pt" fo:font-weight="bold" style:font-size-asian="24pt" style:font-weight-asian="bold" style:font-size-complex="24pt" style:font-weight-complex="bold"/>
    </style:style>
    <style:style style:name="P4" style:family="paragraph">
      <style:text-properties fo:font-weight="bold" style:font-weight-asian="bold" style:font-weight-complex="bold"/>
    </style:style>
    <style:style style:name="P5" style:family="paragraph">
      <style:text-properties fo:font-size="24pt" style:font-size-asian="24pt" style:font-size-complex="24pt"/>
    </style:style>
    <style:style style:name="P6" style:family="paragraph">
      <style:text-properties fo:font-size="24pt" fo:font-weight="bold" style:font-size-asian="24pt" style:font-weight-asian="bold" style:font-size-complex="24pt" style:font-weight-complex="bold"/>
    </style:style>
    <style:style style:name="P7" style:family="paragraph">
      <style:text-properties fo:font-size="26.3999996185303pt"/>
    </style:style>
    <style:style style:name="P8" style:family="paragraph">
      <style:text-properties fo:color="#ffffff"/>
    </style:style>
    <style:style style:name="P9" style:family="paragraph">
      <style:text-properties fo:color="#ffffff" fo:font-weight="bold" style:font-weight-asian="bold" style:font-weight-complex="bold"/>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color="#ffffff" fo:font-size="18pt"/>
    </style:style>
    <style:style style:name="T4" style:family="text">
      <style:text-properties fo:color="#ffffff" fo:font-size="24pt" fo:font-weight="bold" style:font-size-asian="24pt" style:font-weight-asian="bold" style:font-size-complex="24pt" style:font-weight-complex="bold"/>
    </style:style>
    <style:style style:name="T5" style:family="text">
      <style:text-properties fo:font-weight="bold" style:font-weight-asian="bold"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4pt" fo:font-style="italic" fo:font-weight="bold" style:font-size-asian="24pt" style:font-style-asian="italic" style:font-weight-asian="bold" style:font-size-complex="24pt" style:font-style-complex="italic" style:font-weight-complex="bold"/>
    </style:style>
    <style:style style:name="T8" style:family="text">
      <style:text-properties fo:color="#800080" fo:font-size="24pt" fo:font-weight="bold" style:font-size-asian="24pt" style:font-weight-asian="bold" style:font-size-complex="24pt" style:font-weight-complex="bold"/>
    </style:style>
    <style:style style:name="T9" style:family="text">
      <style:text-properties fo:color="#ffffff"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32">
        <draw:frame presentation:style-name="pr1" draw:layer="layout" svg:width="25.199cm" svg:height="16.155cm" svg:x="1.4cm" svg:y="0.937cm" presentation:class="subtitle">
          <draw:text-box>
            <text:p><text:span text:style-name="T1">If Statements in Python</text:span></text:p>
            <text:p/>
            <text:p><text:span text:style-name="T2">Coding choice into your programs</text:span></text:p>
          </draw:text-box>
        </draw:frame>
        <presentation:notes draw:style-name="dp2">
          <draw:page-thumbnail draw:style-name="gr1"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3" draw:layer="layout" svg:width="25.199cm" svg:height="3.506cm" svg:x="1.4cm" svg:y="0.937cm" presentation:class="title" presentation:user-transformed="true">
          <draw:text-box>
            <text:p>If statements in Python</text:p>
          </draw:text-box>
        </draw:frame>
        <draw:frame presentation:style-name="pr4" draw:layer="layout" svg:width="25.199cm" svg:height="12.179cm" svg:x="1.4cm" svg:y="4.914cm" presentation:class="outline">
          <draw:text-box>
            <text:list text:style-name="L2">
              <text:list-item>
                <text:p>Previously, with dictionaries, we introduced the idea that what the code returns depends on some attribute of the input (i.e. complement['A'] = 'T')</text:p>
              </text:list-item>
              <text:list-item>
                <text:p>If statements take that to the next level:</text:p>
                <text:list>
                  <text:list-item>
                    <text:p>You can make entire blocks of code execute only if a condition is met</text:p>
                  </text:list-item>
                  <text:list-item>
                    <text:p>For example, open this file only if it has 'control' in its name</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3T3">
        <draw:frame presentation:style-name="pr3" draw:layer="layout" svg:width="25.199cm" svg:height="3.506cm" svg:x="1.4cm" svg:y="0.937cm" presentation:class="title">
          <draw:text-box>
            <text:p>First, a simple example</text:p>
          </draw:text-box>
        </draw:frame>
        <draw:frame draw:style-name="gr2" draw:text-style-name="P1" draw:layer="layout" svg:width="10.414cm" svg:height="10.205cm" svg:x="2.54cm" svg:y="5.334cm">
          <draw:text-box>
            <text:p><text:span text:style-name="T3">&gt;&gt;&gt; mylist = ['A', 'm', 'h', 'B', '123']</text:span></text:p>
            <text:p><text:span text:style-name="T3">&gt;&gt;&gt; for m in mylist:</text:span></text:p>
            <text:p><text:span text:style-name="T3">... <text:s text:c="4"/>if m.isupper():</text:span></text:p>
            <text:p><text:span text:style-name="T3">... <text:s text:c="12"/>print 'Upper Case'</text:span></text:p>
            <text:p><text:span text:style-name="T3">... <text:s text:c="4"/>elif m.islower():</text:span></text:p>
            <text:p><text:span text:style-name="T3">... <text:s text:c="12"/>print 'Lower Case'</text:span></text:p>
            <text:p><text:span text:style-name="T3">... <text:s text:c="4"/>else:</text:span></text:p>
            <text:p><text:span text:style-name="T3">... <text:s text:c="12"/>print 'Not a letter'</text:span></text:p>
            <text:p><text:span text:style-name="T3">... </text:span></text:p>
            <text:p><text:span text:style-name="T3">Upper Case</text:span></text:p>
            <text:p><text:span text:style-name="T3">Lower Case</text:span></text:p>
            <text:p><text:span text:style-name="T3">Lower Case</text:span></text:p>
            <text:p><text:span text:style-name="T3">Upper Case</text:span></text:p>
            <text:p><text:span text:style-name="T3">Not a letter</text:span></text:p>
          </draw:text-box>
        </draw:frame>
        <draw:custom-shape draw:style-name="gr3" draw:text-style-name="P2" draw:layer="layout" svg:width="11.43cm" svg:height="10.16cm" svg:x="14.224cm" svg:y="5.334cm">
          <text:p/>
          <draw:enhanced-geometry svg:viewBox="0 0 21600 21600" draw:type="rectangle" draw:enhanced-path="M 0 0 L 21600 0 21600 21600 0 21600 0 0 Z N"/>
        </draw:custom-shape>
        <draw:custom-shape draw:style-name="gr4" draw:text-style-name="P2" draw:layer="layout" svg:width="3.556cm" svg:height="3.556cm" svg:x="16.002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4.572cm" svg:height="4.572cm" svg:x="14.986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2.794cm" svg:height="2.794cm" svg:x="20.57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1.256cm" svg:height="1.703cm" svg:x="17.032cm" svg:y="7.187cm">
          <draw:text-box>
            <text:p><text:span text:style-name="T4">IF</text:span></text:p>
          </draw:text-box>
        </draw:frame>
        <draw:frame draw:style-name="gr5" draw:text-style-name="P3" draw:layer="layout" svg:width="2.335cm" svg:height="1.703cm" svg:x="16.256cm" svg:y="11.938cm">
          <draw:text-box>
            <text:p><text:span text:style-name="T4">ELIF</text:span></text:p>
          </draw:text-box>
        </draw:frame>
        <draw:frame draw:style-name="gr5" draw:text-style-name="P3" draw:layer="layout" svg:width="2.335cm" svg:height="1.703cm" svg:x="20.828cm" svg:y="8.89cm">
          <draw:text-box>
            <text:p><text:span text:style-name="T4">ELIF</text:span></text:p>
          </draw:text-box>
        </draw:frame>
        <draw:frame draw:style-name="gr5" draw:text-style-name="P3" draw:layer="layout" svg:width="2.708cm" svg:height="1.703cm" svg:x="22.098cm" svg:y="13.283cm">
          <draw:text-box>
            <text:p><text:span text:style-name="T4">ELSE</text:span></text:p>
          </draw:text-box>
        </draw:frame>
        <draw:frame draw:style-name="gr6" draw:text-style-name="P4" draw:layer="layout" svg:width="12.554cm" svg:height="2.384cm" svg:x="13.462cm" svg:y="16.002cm">
          <draw:text-box>
            <text:p><text:span text:style-name="T5">Note that IFs and ELIFs cannot touch</text:span></text:p>
            <text:p><text:span text:style-name="T5">Each other, and anything falling outside</text:span></text:p>
            <text:p><text:span text:style-name="T5">Of these circles gets put into ELSE </text:span></text:p>
          </draw:text-box>
        </draw:frame>
        <presentation:notes draw:style-name="dp2">
          <draw:page-thumbnail draw:style-name="gr1" draw:layer="layout" svg:width="15.265cm" svg:height="10.476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3T3">
        <draw:frame presentation:style-name="pr6" draw:layer="layout" svg:width="25.199cm" svg:height="3.506cm" svg:x="1.4cm" svg:y="0.937cm" presentation:class="title">
          <draw:text-box>
            <text:p>Structure of an If Statement (IFS)</text:p>
          </draw:text-box>
        </draw:frame>
        <draw:frame presentation:style-name="pr4" draw:text-style-name="P5" draw:layer="layout" svg:width="12.296cm" svg:height="12.733cm" svg:x="14.311cm" svg:y="4.914cm" presentation:class="outline" presentation:user-transformed="true">
          <draw:text-box>
            <text:list text:style-name="L2">
              <text:list-item>
                <text:p><text:span text:style-name="T2">All IFS's start with an “if” followed by a conditional statement and a colon</text:span></text:p>
              </text:list-item>
              <text:list-item>
                <text:p><text:span text:style-name="T2">An indent must proceed the block of code that will be executed if the condition is met</text:span></text:p>
              </text:list-item>
              <text:list-item>
                <text:p><text:span text:style-name="T2">“</text:span><text:span text:style-name="T2">elif” means “else if”, meaning if the first condition is not met, try this other condition</text:span></text:p>
              </text:list-item>
              <text:list-item>
                <text:p><text:span text:style-name="T2">“</text:span><text:span text:style-name="T2">else” is the final catch-all – none of the conditions specified were met, so do this </text:span></text:p>
              </text:list-item>
            </text:list>
          </draw:text-box>
        </draw:frame>
        <draw:frame draw:style-name="gr6" draw:text-style-name="P6" draw:layer="layout" svg:width="11.699cm" svg:height="10.635cm" svg:x="2.286cm" svg:y="5.842cm">
          <draw:text-box>
            <text:p><text:span text:style-name="T6">if </text:span><text:span text:style-name="T7">condition</text:span><text:span text:style-name="T6">:</text:span></text:p>
            <text:p><text:span text:style-name="T6"><text:tab/></text:span><text:span text:style-name="T6">var.do_something()</text:span></text:p>
            <text:p><text:span text:style-name="T6"/></text:p>
            <text:p><text:span text:style-name="T6">elif </text:span><text:span text:style-name="T7">another condition</text:span><text:span text:style-name="T6">:</text:span><text:span text:style-name="T6"><text:line-break/></text:span><text:span text:style-name="T6"><text:tab/></text:span><text:span text:style-name="T6">var.do_something_else()</text:span></text:p>
            <text:p><text:span text:style-name="T6"/></text:p>
            <text:p><text:span text:style-name="T6">elif </text:span><text:span text:style-name="T7">yet another condition</text:span><text:span text:style-name="T6">:</text:span></text:p>
            <text:p><text:span text:style-name="T6"><text:tab/></text:span><text:span text:style-name="T6">var.do_another_thing()</text:span></text:p>
            <text:p><text:span text:style-name="T6"/></text:p>
            <text:p><text:span text:style-name="T6">else:</text:span></text:p>
            <text:p><text:span text:style-name="T6"><text:tab/></text:span><text:span text:style-name="T6">var.all_else_fails()</text:span></text:p>
          </draw:text-box>
        </draw:frame>
        <draw:custom-shape draw:style-name="gr7" draw:text-style-name="P2" draw:layer="layout" svg:width="12.7cm" svg:height="11.176cm" svg:x="1.524cm" svg:y="8.128cm">
          <text:p/>
          <draw:enhanced-geometry svg:viewBox="0 0 21600 21600" draw:type="rectangle" draw:enhanced-path="M 0 0 L 21600 0 21600 21600 0 21600 0 0 Z N"/>
        </draw:custom-shape>
        <draw:frame draw:style-name="gr6" draw:text-style-name="P4" draw:layer="layout" svg:width="3.084cm" svg:height="0.962cm" svg:x="10.668cm" svg:y="18.088cm">
          <draw:text-box>
            <text:p><text:span text:style-name="T5">Optional</text:span></text:p>
          </draw:text-box>
        </draw:frame>
        <presentation:notes draw:style-name="dp2">
          <draw:page-thumbnail draw:style-name="gr1" draw:layer="layout" svg:width="15.265cm" svg:height="10.476cm" svg:x="3.16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draw:frame presentation:style-name="pr3" draw:layer="layout" svg:width="25.199cm" svg:height="3.506cm" svg:x="1.4cm" svg:y="0.937cm" presentation:class="title">
          <draw:text-box>
            <text:p>What If Statements can do</text:p>
          </draw:text-box>
        </draw:frame>
        <draw:frame presentation:style-name="pr4" draw:text-style-name="P5" draw:layer="layout" svg:width="25.199cm" svg:height="12.179cm" svg:x="1.4cm" svg:y="4.914cm" presentation:class="outline" presentation:user-transformed="true">
          <draw:text-box>
            <text:list text:style-name="L2">
              <text:list-item>
                <text:p><text:span text:style-name="T2">Sorting/validating data</text:span></text:p>
                <text:list>
                  <text:list-item>
                    <text:p><text:span text:style-name="T2">Suppose you have a list of lists with your data and you want all the lists that contain control data in one list and all the treatment data in another list</text:span></text:p>
                  </text:list-item>
                </text:list>
              </text:list-item>
              <text:list-item>
                <text:p><text:span text:style-name="T2">Control for loops</text:span></text:p>
                <text:list>
                  <text:list-item>
                    <text:p><text:span text:style-name="T2">You have a for loop running through your entire data. You want the for loop to stop running once you find something</text:span></text:p>
                  </text:list-item>
                </text:list>
              </text:list-item>
              <text:list-item>
                <text:p><text:span text:style-name="T2">Pattern matching</text:span></text:p>
                <text:list>
                  <text:list-item>
                    <text:p><text:span text:style-name="T2">You want to search DNA for a definite or fuzzy motif</text:span></text:p>
                  </text:list-item>
                </text:list>
              </text:list-item>
              <text:list-item>
                <text:p><text:span text:style-name="T2">And more...</text:span></text:p>
              </text:list-item>
            </text:list>
          </draw:text-box>
        </draw:frame>
        <presentation:notes draw:style-name="dp2">
          <draw:page-thumbnail draw:style-name="gr1" draw:layer="layout" svg:width="15.265cm" svg:height="10.476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presentation:style-name="pr6" draw:layer="layout" svg:width="25.199cm" svg:height="3.506cm" svg:x="1.4cm" svg:y="0.937cm" presentation:class="title">
          <draw:text-box>
            <text:p>How to make a conditional statement</text:p>
          </draw:text-box>
        </draw:frame>
        <draw:frame presentation:style-name="pr4" draw:text-style-name="P5" draw:layer="layout" svg:width="25.199cm" svg:height="12.179cm" svg:x="1.4cm" svg:y="4.914cm" presentation:class="outline">
          <draw:text-box>
            <text:list text:style-name="L2">
              <text:list-item>
                <text:p text:style-name="P5"><text:span text:style-name="T2">A conditional statement is something that is either true or false, which we accomplish by using </text:span><text:span text:style-name="T8">operators</text:span><text:span text:style-name="T2"> to compare two or more statements.</text:span></text:p>
              </text:list-item>
              <text:list-item>
                <text:p text:style-name="P5"><text:span text:style-name="T2">A conditional statement with no operator just checks if that variable is not empty</text:span></text:p>
              </text:list-item>
            </text:list>
          </draw:text-box>
        </draw:frame>
        <draw:frame draw:style-name="gr8" draw:text-style-name="P5" draw:layer="layout" svg:width="19.05cm" svg:height="4.971cm" svg:x="4.572cm" svg:y="11.793cm">
          <draw:text-box>
            <text:p text:style-name="P5"><text:span text:style-name="T2">&gt;&gt;&gt; num = 30</text:span></text:p>
            <text:p text:style-name="P5"><text:span text:style-name="T2">&gt;&gt;&gt; if num </text:span><text:span text:style-name="T8">&gt;</text:span><text:span text:style-name="T2"> 25 </text:span><text:span text:style-name="T8">and</text:span><text:span text:style-name="T2"> num </text:span><text:span text:style-name="T8">&lt;</text:span><text:span text:style-name="T2"> 40:</text:span></text:p>
            <text:p text:style-name="P5"><text:span text:style-name="T2">... <text:s text:c="4"/>print 'The number falls between 25 and 40'</text:span></text:p>
            <text:p text:style-name="P5"><text:span text:style-name="T2">... </text:span></text:p>
            <text:p text:style-name="P5"><text:span text:style-name="T2">The number falls between 25 and 40</text:span></text:p>
          </draw:text-box>
        </draw:frame>
        <presentation:notes draw:style-name="dp2">
          <draw:page-thumbnail draw:style-name="gr1" draw:layer="layout" svg:width="15.265cm" svg:height="10.476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4T16">
        <draw:frame presentation:style-name="pr6" draw:layer="layout" svg:width="25.199cm" svg:height="3.506cm" svg:x="1.4cm" svg:y="0.937cm" presentation:class="title">
          <draw:text-box>
            <text:p>Comparison operators</text:p>
          </draw:text-box>
        </draw:frame>
        <draw:frame presentation:style-name="pr7" draw:text-style-name="P5" draw:layer="layout" svg:width="18.542cm" svg:height="12.425cm" svg:x="5.334cm" svg:y="6.858cm" presentation:class="outline" presentation:user-transformed="true">
          <draw:text-box>
            <text:list text:style-name="L2">
              <text:list-header>
                <text:p text:style-name="P5"><text:span text:style-name="T2">a == c</text:span><text:span text:style-name="T2"><text:tab/></text:span><text:span text:style-name="T2"><text:tab/></text:span><text:span text:style-name="T2">(equals)</text:span></text:p>
                <text:p text:style-name="P5"><text:span text:style-name="T2">a != b</text:span><text:span text:style-name="T2"><text:tab/></text:span><text:span text:style-name="T2"><text:tab/></text:span><text:span text:style-name="T2">(does not equal)</text:span></text:p>
                <text:p text:style-name="P5"><text:span text:style-name="T2">a &lt; d</text:span><text:span text:style-name="T2"><text:tab/></text:span><text:span text:style-name="T2"><text:tab/></text:span><text:span text:style-name="T2">(lesser than)</text:span></text:p>
                <text:p text:style-name="P5"><text:span text:style-name="T2">a &lt;= b</text:span><text:span text:style-name="T2"><text:tab/></text:span><text:span text:style-name="T2"><text:tab/></text:span><text:span text:style-name="T2">(less than or equal to)</text:span></text:p>
                <text:p text:style-name="P5"><text:span text:style-name="T2">d &gt;= b</text:span><text:span text:style-name="T2"><text:tab/></text:span><text:span text:style-name="T2"><text:tab/></text:span><text:span text:style-name="T2">(greater than or equal)</text:span></text:p>
                <text:p text:style-name="P5"><text:span text:style-name="T2">a in d</text:span><text:span text:style-name="T2"><text:tab/></text:span><text:span text:style-name="T2"><text:tab/></text:span><text:span text:style-name="T2">(a is found within d)</text:span></text:p>
                <text:p text:style-name="P5"><text:span text:style-name="T2">b not in d</text:span><text:span text:style-name="T2"><text:tab/></text:span><text:span text:style-name="T2">(b cannot be found in d)</text:span></text:p>
                <text:p text:style-name="P5"><text:span text:style-name="T2"/></text:p>
                <text:p text:style-name="P5"><text:span text:style-name="T6">True or False?</text:span></text:p>
              </text:list-header>
            </text:list>
          </draw:text-box>
        </draw:frame>
        <draw:frame presentation:style-name="pr8" draw:layer="layout" svg:width="25.197cm" svg:height="1.255cm" svg:x="1.219cm" svg:y="4.572cm" presentation:class="outline" presentation:user-transformed="true">
          <draw:text-box>
            <text:list text:style-name="L2">
              <text:list-header>
                <text:p>a = 'ATTG', b = 'ATTA', c = 'ATTG', d = 'AATTG'</text:p>
              </text:list-header>
            </text:list>
          </draw:text-box>
        </draw:frame>
        <presentation:notes draw:style-name="dp2">
          <draw:page-thumbnail draw:style-name="gr1" draw:layer="layout" svg:width="15.265cm" svg:height="10.476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4T16">
        <draw:frame presentation:style-name="pr6" draw:layer="layout" svg:width="25.199cm" svg:height="3.506cm" svg:x="1.4cm" svg:y="0.937cm" presentation:class="title">
          <draw:text-box>
            <text:p>Comparison operators</text:p>
          </draw:text-box>
        </draw:frame>
        <draw:frame presentation:style-name="pr7" draw:text-style-name="P5" draw:layer="layout" svg:width="18.542cm" svg:height="12.425cm" svg:x="5.334cm" svg:y="6.858cm" presentation:class="outline" presentation:user-transformed="true">
          <draw:text-box>
            <text:list text:style-name="L2">
              <text:list-header>
                <text:p text:style-name="P5"><text:span text:style-name="T2">a == c</text:span><text:span text:style-name="T2"><text:tab/></text:span><text:span text:style-name="T2"><text:tab/></text:span><text:span text:style-name="T2">(equals)</text:span></text:p>
                <text:p text:style-name="P5"><text:span text:style-name="T2">a != b</text:span><text:span text:style-name="T2"><text:tab/></text:span><text:span text:style-name="T2"><text:tab/></text:span><text:span text:style-name="T2">(does not equal)</text:span></text:p>
                <text:p text:style-name="P5"><text:span text:style-name="T2">a &lt; d</text:span><text:span text:style-name="T2"><text:tab/></text:span><text:span text:style-name="T2"><text:tab/></text:span><text:span text:style-name="T2">(lesser than)</text:span></text:p>
                <text:p text:style-name="P5"><text:span text:style-name="T2">a &lt;= b</text:span><text:span text:style-name="T2"><text:tab/></text:span><text:span text:style-name="T2"><text:tab/></text:span><text:span text:style-name="T2">(less than or equal to)</text:span></text:p>
                <text:p text:style-name="P5"><text:span text:style-name="T2">d &gt;= b</text:span><text:span text:style-name="T2"><text:tab/></text:span><text:span text:style-name="T2"><text:tab/></text:span><text:span text:style-name="T2">(greater than or equal)</text:span></text:p>
                <text:p text:style-name="P5"><text:span text:style-name="T2">a in d</text:span><text:span text:style-name="T2"><text:tab/></text:span><text:span text:style-name="T2"><text:tab/></text:span><text:span text:style-name="T2">(a is found within d)</text:span></text:p>
                <text:p text:style-name="P5"><text:span text:style-name="T2">b not in d</text:span><text:span text:style-name="T2"><text:tab/></text:span><text:span text:style-name="T2">(b cannot be found in d)</text:span></text:p>
                <text:p text:style-name="P5"><text:span text:style-name="T2"/></text:p>
                <text:p text:style-name="P5"><text:span text:style-name="T6">All statements here are TRUE</text:span></text:p>
              </text:list-header>
            </text:list>
          </draw:text-box>
        </draw:frame>
        <draw:frame presentation:style-name="pr8" draw:layer="layout" svg:width="25.197cm" svg:height="1.255cm" svg:x="1.219cm" svg:y="4.572cm" presentation:class="outline" presentation:user-transformed="true">
          <draw:text-box>
            <text:list text:style-name="L2">
              <text:list-header>
                <text:p>a = 'ATTG', b = 'ATTA', c = 'ATTG', d = 'AATTG'</text:p>
              </text:list-header>
            </text:list>
          </draw:text-box>
        </draw:frame>
        <presentation:notes draw:style-name="dp2">
          <draw:page-thumbnail draw:style-name="gr1" draw:layer="layout" svg:width="15.265cm" svg:height="10.476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4T16">
        <draw:frame presentation:style-name="pr6" draw:layer="layout" svg:width="25.199cm" svg:height="3.506cm" svg:x="1.4cm" svg:y="0.937cm" presentation:class="title">
          <draw:text-box>
            <text:p>Logical operators</text:p>
          </draw:text-box>
        </draw:frame>
        <draw:frame presentation:style-name="pr7" draw:text-style-name="P5" draw:layer="layout" svg:width="21.336cm" svg:height="11.861cm" svg:x="3.302cm" svg:y="6.858cm" presentation:class="outline" presentation:user-transformed="true">
          <draw:text-box>
            <text:list text:style-name="L2">
              <text:list-item>
                <text:p text:style-name="P5"><text:span text:style-name="T2">Logical operators </text:span><text:span text:style-name="T6">(and, or)</text:span><text:span text:style-name="T2"> can bind comparisons together. </text:span><text:span text:style-name="T6">And</text:span><text:span text:style-name="T2"> requires that both sides be true, </text:span><text:span text:style-name="T6">or</text:span><text:span text:style-name="T2"> requires at least one to be true.</text:span></text:p>
                <text:p text:style-name="P5"><text:span text:style-name="T2">a == c and a != b</text:span></text:p>
                <text:p text:style-name="P5"><text:span text:style-name="T2">a &lt; d and a &gt; b</text:span><text:span text:style-name="T2"><text:tab/></text:span></text:p>
                <text:p text:style-name="P5"><text:span text:style-name="T2">a not in d or b not in d</text:span><text:span text:style-name="T2"><text:tab/></text:span></text:p>
                <text:p text:style-name="P5"><text:span text:style-name="T2">a in d and b in d</text:span></text:p>
              </text:list-item>
              <text:list-item>
                <text:p text:style-name="P5"><text:span text:style-name="T2">Because they generally act like “glue” between comparisons, Python knows to evaluate comparisons first and logical operators later, like in BEDMAS</text:span></text:p>
              </text:list-item>
            </text:list>
          </draw:text-box>
        </draw:frame>
        <draw:frame presentation:style-name="pr8" draw:layer="layout" svg:width="25.197cm" svg:height="1.255cm" svg:x="1.219cm" svg:y="4.572cm" presentation:class="outline" presentation:user-transformed="true">
          <draw:text-box>
            <text:list text:style-name="L2">
              <text:list-header>
                <text:p>a = 'ATTG', b = 'ATTA', c = 'ATTG', d = 'AATTG'</text:p>
              </text:list-header>
            </text:list>
          </draw:text-box>
        </draw:frame>
        <presentation:notes draw:style-name="dp2">
          <draw:page-thumbnail draw:style-name="gr1" draw:layer="layout" svg:width="15.265cm" svg:height="10.476cm" svg:x="3.16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4T16">
        <draw:frame presentation:style-name="pr6" draw:layer="layout" svg:width="25.199cm" svg:height="3.506cm" svg:x="1.4cm" svg:y="0.937cm" presentation:class="title">
          <draw:text-box>
            <text:p>Logical operators</text:p>
          </draw:text-box>
        </draw:frame>
        <draw:frame presentation:style-name="pr7" draw:text-style-name="P5" draw:layer="layout" svg:width="21.336cm" svg:height="11.396cm" svg:x="3.302cm" svg:y="6.858cm" presentation:class="outline" presentation:user-transformed="true">
          <draw:text-box>
            <text:list text:style-name="L2">
              <text:list-item>
                <text:p text:style-name="P5"><text:span text:style-name="T2">Logical operators </text:span><text:span text:style-name="T6">(and, or, not)</text:span><text:span text:style-name="T2"> can bind comparisons together </text:span></text:p>
                <text:p text:style-name="P5"><text:span text:style-name="T2">a == c and a != b</text:span><text:span text:style-name="T2"><text:tab/></text:span><text:span text:style-name="T2"><text:tab/></text:span><text:span text:style-name="T2">(Will be true)</text:span></text:p>
                <text:p text:style-name="P5"><text:span text:style-name="T2">a &lt; d and a &gt; b</text:span><text:span text:style-name="T2"><text:tab/></text:span><text:span text:style-name="T2"><text:tab/></text:span><text:span text:style-name="T2"><text:tab/></text:span><text:span text:style-name="T2">(Will be false)</text:span></text:p>
                <text:p text:style-name="P5"><text:span text:style-name="T2">a not in d or b not in d</text:span><text:span text:style-name="T2"><text:tab/></text:span><text:span text:style-name="T2"><text:tab/></text:span><text:span text:style-name="T2">(Will be true)</text:span></text:p>
                <text:p text:style-name="P5"><text:span text:style-name="T2">a in d and b in d</text:span><text:span text:style-name="T2"><text:tab/></text:span><text:span text:style-name="T2"><text:tab/></text:span><text:span text:style-name="T2">(Will be false)</text:span></text:p>
              </text:list-item>
              <text:list-item>
                <text:p text:style-name="P5"><text:span text:style-name="T2">Because they generally act like “glue” between comparisons, Python knows to evaluate comparisons first and logical operators later, like in BEDMAS</text:span></text:p>
              </text:list-item>
            </text:list>
          </draw:text-box>
        </draw:frame>
        <draw:frame presentation:style-name="pr8" draw:layer="layout" svg:width="25.197cm" svg:height="1.255cm" svg:x="1.219cm" svg:y="4.572cm" presentation:class="outline" presentation:user-transformed="true">
          <draw:text-box>
            <text:list text:style-name="L2">
              <text:list-header>
                <text:p>a = 'ATTG', b = 'ATTA', c = 'ATTG', d = 'AATTG'</text:p>
              </text:list-header>
            </text:list>
          </draw:text-box>
        </draw:frame>
        <presentation:notes draw:style-name="dp2">
          <draw:page-thumbnail draw:style-name="gr1" draw:layer="layout" svg:width="15.265cm" svg:height="10.476cm" svg:x="3.16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4T16">
        <draw:frame presentation:style-name="pr6" draw:layer="layout" svg:width="25.199cm" svg:height="3.506cm" svg:x="1.4cm" svg:y="0.937cm" presentation:class="title">
          <draw:text-box>
            <text:p>Logical operators</text:p>
          </draw:text-box>
        </draw:frame>
        <draw:frame presentation:style-name="pr7" draw:text-style-name="P5" draw:layer="layout" svg:width="21.336cm" svg:height="11.396cm" svg:x="3.302cm" svg:y="6.858cm" presentation:class="outline" presentation:user-transformed="true">
          <draw:text-box>
            <text:list text:style-name="L2">
              <text:list-item>
                <text:p text:style-name="P5"><text:span text:style-name="T2">Logical operators </text:span><text:span text:style-name="T6">(and, or, not)</text:span><text:span text:style-name="T2"> can bind comparisons together </text:span></text:p>
                <text:p text:style-name="P5"><text:span text:style-name="T2">a == c and a != b</text:span><text:span text:style-name="T2"><text:tab/></text:span><text:span text:style-name="T2"><text:tab/></text:span><text:span text:style-name="T2">(Will be true)</text:span></text:p>
                <text:p text:style-name="P5"><text:span text:style-name="T2">a &lt; d and a &gt; b</text:span><text:span text:style-name="T2"><text:tab/></text:span><text:span text:style-name="T2"><text:tab/></text:span><text:span text:style-name="T2"><text:tab/></text:span><text:span text:style-name="T2">(Will be false)</text:span></text:p>
                <text:p text:style-name="P5"><text:span text:style-name="T2">a not in d or b not in d</text:span><text:span text:style-name="T2"><text:tab/></text:span><text:span text:style-name="T2"><text:tab/></text:span><text:span text:style-name="T2">(Will be true)</text:span></text:p>
                <text:p text:style-name="P5"><text:span text:style-name="T2">a in d and b in d</text:span><text:span text:style-name="T2"><text:tab/></text:span><text:span text:style-name="T2"><text:tab/></text:span><text:span text:style-name="T2">(Will be false)</text:span></text:p>
              </text:list-item>
              <text:list-item>
                <text:p text:style-name="P5"><text:span text:style-name="T2">Because they generally act like “glue” between comparisons, Python knows to evaluate comparisons first and logical operators later, like in BEDMAS</text:span></text:p>
              </text:list-item>
            </text:list>
          </draw:text-box>
        </draw:frame>
        <draw:frame presentation:style-name="pr8" draw:layer="layout" svg:width="25.197cm" svg:height="1.255cm" svg:x="1.219cm" svg:y="4.572cm" presentation:class="outline" presentation:user-transformed="true">
          <draw:text-box>
            <text:list text:style-name="L2">
              <text:list-header>
                <text:p>a = 'ATTG', b = 'ATTA', c = 'ATTG', d = 'AATTG'</text:p>
              </text:list-header>
            </text:list>
          </draw:text-box>
        </draw:frame>
        <presentation:notes draw:style-name="dp2">
          <draw:page-thumbnail draw:style-name="gr1" draw:layer="layout" svg:width="15.265cm" svg:height="10.476cm" svg:x="3.16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draw:frame presentation:style-name="pr6" draw:layer="layout" svg:width="25.199cm" svg:height="3.506cm" svg:x="1.4cm" svg:y="0.937cm" presentation:class="title">
          <draw:text-box>
            <text:p>Sorting data</text:p>
          </draw:text-box>
        </draw:frame>
        <draw:frame draw:style-name="gr2" draw:text-style-name="P1" draw:layer="layout" svg:width="10.414cm" svg:height="8.072cm" svg:x="2.794cm" svg:y="5.08cm">
          <draw:text-box>
            <text:p><text:span text:style-name="T3">&gt;&gt;&gt; demo</text:span></text:p>
            <text:p><text:span text:style-name="T3">[['treatment', 'age', 'sex', 'node'],</text:span></text:p>
            <text:p><text:span text:style-name="T3">['tumor', '45', 'F', 'pos'],</text:span></text:p>
            <text:p><text:span text:style-name="T3">['control', '67', 'F', 'pos'],</text:span></text:p>
            <text:p><text:span text:style-name="T3">['tumor', '32', 'M', 'pos'],</text:span></text:p>
            <text:p><text:span text:style-name="T3">['control', '37', 'M', 'pos'],</text:span></text:p>
            <text:p><text:span text:style-name="T3">['control', '89', 'M', 'neg'],</text:span></text:p>
            <text:p><text:span text:style-name="T3">['tumor', '21', 'F', 'neg'],</text:span></text:p>
            <text:p><text:span text:style-name="T3">['tumor', '52', 'M', 'neg'],</text:span></text:p>
            <text:p><text:span text:style-name="T3">['control', '23', 'F', 'neg']]</text:span></text:p>
            <text:p><text:span text:style-name="T3"/></text:p>
          </draw:text-box>
        </draw:frame>
        <draw:frame draw:style-name="gr2" draw:text-style-name="P1" draw:layer="layout" svg:width="11.43cm" svg:height="14.471cm" svg:x="13.97cm" svg:y="5.08cm">
          <draw:text-box>
            <text:p><text:span text:style-name="T3">&gt;&gt;&gt; control = [ ]</text:span></text:p>
            <text:p><text:span text:style-name="T3">&gt;&gt;&gt; treatment = [ ]</text:span></text:p>
            <text:p><text:span text:style-name="T3">&gt;&gt;&gt; for line in demo:</text:span></text:p>
            <text:p><text:span text:style-name="T3">... <text:s text:c="4"/></text:span><text:span text:style-name="T3"><text:tab/></text:span><text:span text:style-name="T3">if line[0] == 'control':</text:span></text:p>
            <text:p><text:span text:style-name="T3">... <text:s text:c="12"/></text:span><text:span text:style-name="T3"><text:tab/></text:span><text:span text:style-name="T3">control.append(line)</text:span></text:p>
            <text:p><text:span text:style-name="T3">... <text:s text:c="4"/></text:span><text:span text:style-name="T3"><text:tab/></text:span><text:span text:style-name="T3">elif line[0] == 'tumor':</text:span></text:p>
            <text:p><text:span text:style-name="T3">... <text:s text:c="12"/></text:span><text:span text:style-name="T3"><text:tab/></text:span><text:span text:style-name="T3">treatment.append(line)</text:span></text:p>
            <text:p><text:span text:style-name="T3">... </text:span></text:p>
            <text:p><text:span text:style-name="T3">&gt;&gt;&gt; for line in control: print line</text:span></text:p>
            <text:p><text:span text:style-name="T3">... </text:span></text:p>
            <text:p><text:span text:style-name="T3">['control', '67', 'F', 'pos']</text:span></text:p>
            <text:p><text:span text:style-name="T3">['control', '37', 'M', 'pos']</text:span></text:p>
            <text:p><text:span text:style-name="T3">['control', '89', 'M', 'neg']</text:span></text:p>
            <text:p><text:span text:style-name="T3">['control', '23', 'F', 'neg']</text:span></text:p>
            <text:p><text:span text:style-name="T3">&gt;&gt;&gt; for line in treatment: print line</text:span></text:p>
            <text:p><text:span text:style-name="T3">... </text:span></text:p>
            <text:p><text:span text:style-name="T3">['tumor', '45', 'F', 'pos']</text:span></text:p>
            <text:p><text:span text:style-name="T3">['tumor', '32', 'M', 'pos']</text:span></text:p>
            <text:p><text:span text:style-name="T3">['tumor', '21', 'F', 'neg']</text:span></text:p>
            <text:p><text:span text:style-name="T3">['tumor', '52', 'M', 'neg']</text:span></text:p>
          </draw:text-box>
        </draw:frame>
        <presentation:notes draw:style-name="dp2">
          <draw:page-thumbnail draw:style-name="gr1" draw:layer="layout" svg:width="15.265cm" svg:height="10.476cm" svg:x="3.16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lyt-sunrise" presentation:presentation-page-layout-name="AL2T1">
        <draw:frame presentation:style-name="pr3" draw:layer="layout" svg:width="25.199cm" svg:height="3.506cm" svg:x="1.4cm" svg:y="0.937cm" presentation:class="title">
          <draw:text-box>
            <text:p>Control for loops</text:p>
          </draw:text-box>
        </draw:frame>
        <draw:frame presentation:style-name="pr4" draw:layer="layout" svg:width="25.199cm" svg:height="12.179cm" svg:x="1.4cm" svg:y="4.914cm" presentation:class="outline">
          <draw:text-box>
            <text:list text:style-name="L2">
              <text:list-item>
                <text:p>There are commands you can put into if statements that can do special things to for (and while) loops</text:p>
                <text:list>
                  <text:list-item>
                    <text:p><text:span text:style-name="T5">break</text:span>: will stop the for loop altogether. Use this when you want to exit out of the loop early if a condition is met</text:p>
                  </text:list-item>
                  <text:list-item>
                    <text:p><text:span text:style-name="T5">continue</text:span>: immediately jumps to next iteration. Use this if you know you're done with the current iteration and want to move on to the next</text:p>
                  </text:list-item>
                  <text:list-item>
                    <text:p><text:span text:style-name="T5">pass</text:span>: a placeholder, does nothing</text:p>
                  </text:list-item>
                </text:list>
              </text:list-item>
            </text:list>
          </draw:text-box>
        </draw:frame>
        <presentation:notes draw:style-name="dp2">
          <draw:page-thumbnail draw:style-name="gr1" draw:layer="layout" svg:width="15.265cm" svg:height="10.476cm" svg:x="3.16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lyt-sunrise" presentation:presentation-page-layout-name="AL2T1">
        <draw:frame presentation:style-name="pr6" draw:layer="layout" svg:width="25.199cm" svg:height="3.506cm" svg:x="1.4cm" svg:y="0.937cm" presentation:class="title" presentation:user-transformed="true">
          <draw:text-box>
            <text:p>Control for loops</text:p>
          </draw:text-box>
        </draw:frame>
        <draw:frame draw:style-name="gr2" draw:text-style-name="P1" draw:layer="layout" svg:width="10.414cm" svg:height="12.338cm" svg:x="2.794cm" svg:y="5.08cm">
          <draw:text-box>
            <text:p><text:span text:style-name="T3">&gt;&gt;&gt; demo</text:span></text:p>
            <text:p><text:span text:style-name="T3">[['treatment', 'age', 'sex', 'node'],</text:span></text:p>
            <text:p><text:span text:style-name="T3">['tumor', '45', 'F', 'pos'],</text:span></text:p>
            <text:p><text:span text:style-name="T3">['control', '67', 'F', 'pos'],</text:span></text:p>
            <text:p><text:span text:style-name="T3">['tumor', '32', 'M', 'pos'],</text:span></text:p>
            <text:p><text:span text:style-name="T3">['control', '37', 'M', 'pos'],</text:span></text:p>
            <text:p><text:span text:style-name="T3">['', '', '', ''],</text:span></text:p>
            <text:p><text:span text:style-name="T3">['control', '89', 'M', 'neg'],</text:span></text:p>
            <text:p><text:span text:style-name="T3">['tumor', '21', 'F', 'neg'],</text:span></text:p>
            <text:p><text:span text:style-name="T3">['tumor', '52', 'M', 'neg'],</text:span></text:p>
            <text:p><text:span text:style-name="T3">['control', '23', 'F', 'neg'],</text:span></text:p>
            <text:p><text:span text:style-name="T3">['end', 'of', 'the', 'list'],</text:span></text:p>
            <text:p><text:span text:style-name="T3">['', '', '', ''],</text:span></text:p>
            <text:p><text:span text:style-name="T3">['', '', '', ''],</text:span></text:p>
            <text:p><text:span text:style-name="T3">['', '', '', ''],</text:span></text:p>
            <text:p><text:span text:style-name="T3">['', '', '', '']]</text:span></text:p>
            <text:p><text:span text:style-name="T3"/></text:p>
          </draw:text-box>
        </draw:frame>
        <draw:frame draw:style-name="gr2" draw:text-style-name="P1" draw:layer="layout" svg:width="11.43cm" svg:height="10.205cm" svg:x="13.97cm" svg:y="5.08cm">
          <draw:text-box>
            <text:p text:style-name="P1">&gt;&gt;&gt; control = []</text:p>
            <text:p text:style-name="P1">&gt;&gt;&gt; treatment = []</text:p>
            <text:p text:style-name="P1">&gt;&gt;&gt; for line in demo:</text:p>
            <text:p text:style-name="P1">... <text:s text:c="4"/>if line[0] == 'control':</text:p>
            <text:p text:style-name="P1">... <text:s text:c="12"/>control.append(line)</text:p>
            <text:p text:style-name="P1">... <text:s text:c="4"/>elif line[0] == 'tumor':</text:p>
            <text:p text:style-name="P1">... <text:s text:c="12"/>treatment.append(line)</text:p>
            <text:p text:style-name="P1">... <text:s text:c="4"/>elif not line[0]:</text:p>
            <text:p text:style-name="P1">... <text:s text:c="12"/>continue</text:p>
            <text:p text:style-name="P1">... <text:s text:c="4"/>elif line[0] == 'end':</text:p>
            <text:p text:style-name="P1">... <text:s text:c="12"/>break</text:p>
            <text:p text:style-name="P1">... <text:s text:c="4"/>else:</text:p>
            <text:p text:style-name="P1">... <text:s text:c="12"/>pass</text:p>
            <text:p text:style-name="P1">... </text:p>
          </draw:text-box>
        </draw:frame>
        <presentation:notes draw:style-name="dp2">
          <draw:page-thumbnail draw:style-name="gr1" draw:layer="layout" svg:width="15.265cm" svg:height="10.476cm" svg:x="3.16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lyt-sunrise" presentation:presentation-page-layout-name="AL2T1">
        <draw:frame presentation:style-name="pr3" draw:layer="layout" svg:width="25.199cm" svg:height="3.506cm" svg:x="1.4cm" svg:y="0.937cm" presentation:class="title">
          <draw:text-box>
            <text:p>Problems</text:p>
          </draw:text-box>
        </draw:frame>
        <draw:frame presentation:style-name="pr4" draw:text-style-name="P5" draw:layer="layout" svg:width="25.199cm" svg:height="12.179cm" svg:x="1.27cm" svg:y="6.604cm" presentation:class="outline" presentation:user-transformed="true">
          <draw:text-box>
            <text:list text:style-name="L2">
              <text:list-item>
                <text:p text:style-name="P5"><text:span text:style-name="T2">Open file as indicated above (get file from blog)</text:span></text:p>
              </text:list-item>
              <text:list-item>
                <text:p text:style-name="P5"><text:span text:style-name="T2">Problem: Get me the ID numbers of the patients who are older than 70 and have complete fields in the tables (as in, no information is missing)</text:span></text:p>
              </text:list-item>
              <text:list-item>
                <text:p text:style-name="P5"><text:span text:style-name="T2">Problem: It turns out that patients 31-66 belong to one study group, and all patients after belonged to another. You realize that you want to only study the people from the first study group. Use for loop control methods to stop the for loop once you're done with group 1.</text:span></text:p>
              </text:list-item>
            </text:list>
          </draw:text-box>
        </draw:frame>
        <draw:frame draw:style-name="gr9" draw:text-style-name="P9" draw:layer="layout" svg:width="23.622cm" svg:height="1.674cm" svg:x="2.286cm" svg:y="4.443cm">
          <draw:text-box>
            <text:p text:style-name="P8"><text:span text:style-name="T9">&gt;&gt;&gt; with open('patient_demos.csv', 'r') as file:</text:span></text:p>
            <text:p text:style-name="P8"><text:span text:style-name="T9"><text:tab/></text:span><text:span text:style-name="T9"><text:tab/></text:span><text:span text:style-name="T9">data = file.read().splitlines()</text:span></text:p>
          </draw:text-box>
        </draw:frame>
        <presentation:notes draw:style-name="dp2">
          <draw:page-thumbnail draw:style-name="gr1" draw:layer="layout" svg:width="15.265cm" svg:height="10.476cm" svg:x="3.161cm" svg:y="2.123cm" draw:page-number="15"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9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79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ourth Eye</meta:initial-creator>
    <meta:creation-date>2013-10-28T14:27:28</meta:creation-date>
    <dc:date>2013-10-28T18:50:23</dc:date>
    <dc:creator>Fourth Eye</dc:creator>
    <meta:editing-duration>PT3H53M32S</meta:editing-duration>
    <meta:editing-cycles>23</meta:editing-cycles>
    <meta:generator>LibreOffice/3.5$Linux_x86 LibreOffice_project/350m1$Build-2</meta:generator>
    <meta:document-statistic meta:object-count="112"/>
  </office:meta>
</office:document-meta>
</file>